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008080"/>
    </style:style>
    <style:style style:name="T1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JetBrains Mono'" style:font-family-asian="'JetBrains Mono'" style:font-family-complex="'JetBrains Mono'" fo:background-color="transparent" fo:color="#080808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JetBrains Mono'" style:font-family-asian="'JetBrains Mono'" style:font-family-complex="'JetBrains Mono'" fo:background-color="transparent" fo:color="#000000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3" style:family="text">
      <style:text-properties fo:font-size="12.00pt" fo:font-weight="normal" fo:font-family="'JetBrains Mono'" style:font-family-asian="'JetBrains Mono'" style:font-family-complex="'JetBrains Mono'" fo:background-color="transparent" fo:color="#1750eb"/>
    </style:style>
    <style:style style:name="T4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5" style:family="text">
      <style:text-properties fo:font-size="12.00pt" fo:font-weight="normal" fo:font-family="'JetBrains Mono'" style:font-family-asian="'JetBrains Mono'" style:font-family-complex="'JetBrains Mono'" fo:background-color="transparent" fo:color="#1750eb"/>
    </style:style>
    <style:style style:name="T4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9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5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5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6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70" style:family="text">
      <style:text-properties fo:font-size="12.00pt" fo:font-weight="normal" fo:font-family="'JetBrains Mono'" style:font-family-asian="'JetBrains Mono'" style:font-family-complex="'JetBrains Mono'" fo:background-color="transparent" fo:color="#0033b3"/>
    </style:style>
    <style:style style:name="T7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7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75" style:family="text">
      <style:text-properties fo:font-size="12.00pt" fo:font-weight="normal" fo:font-family="Arial" style:font-family-asian="Arial" style:font-family-complex="Arial" fo:background-color="transparent" fo:color="#1750eb"/>
    </style:style>
    <style:style style:name="T76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77" style:family="text">
      <style:text-properties fo:font-size="12.00pt" fo:font-weight="normal" fo:font-family="Arial" style:font-family-asian="Arial" style:font-family-complex="Arial" fo:background-color="transparent" fo:color="#1750eb"/>
    </style:style>
    <style:style style:name="T7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89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9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8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99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1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17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18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19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3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24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6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29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49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3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63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77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7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79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80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8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186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18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88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89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90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199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0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04" style:family="text">
      <style:text-properties fo:font-size="12.00pt" fo:font-weight="normal" fo:font-family="'JetBrains Mono'" style:font-family-asian="'JetBrains Mono'" style:font-family-complex="'JetBrains Mono'" fo:background-color="transparent" fo:color="#000080"/>
    </style:style>
    <style:style style:name="T20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06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0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1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1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1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15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fo:color="#000080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21" style:family="text">
      <style:text-properties fo:font-size="12.00pt" fo:font-weight="bold" fo:font-family="Calibri" style:font-family-asian="Calibri" style:font-family-complex="Calibri" fo:background-color="transparent" fo:color="#080808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2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33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23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37" style:family="text">
      <style:text-properties fo:font-size="12.00pt" fo:font-weight="normal" fo:font-family="0" style:font-family-asian="0" style:font-family-complex="0" fo:background-color="transparent" fo:color="#080808"/>
    </style:style>
    <style:style style:name="T23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39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4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5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5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54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5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60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61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6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69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7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7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7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28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8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1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14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1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3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36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3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40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5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6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80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8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8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85" style:family="text">
      <style:text-properties fo:font-size="12.00pt" fo:font-weight="normal" fo:font-family="'JetBrains Mono'" style:font-family-asian="'JetBrains Mono'" style:font-family-complex="'JetBrains Mono'" fo:background-color="transparent" fo:color="#1750eb"/>
    </style:style>
    <style:style style:name="T38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8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395" style:family="text">
      <style:text-properties fo:font-size="12.00pt" fo:font-weight="bold" fo:font-family="0" style:font-family-asian="0" style:font-family-complex="0" fo:background-color="transparent" fo:color="#080808"/>
    </style:style>
    <style:style style:name="T39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97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39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411" style:family="text">
      <style:text-properties fo:font-size="12.00pt" fo:font-weight="bold" fo:font-family="0" style:font-family-asian="0" style:font-family-complex="0" fo:background-color="transparent" fo:color="#080808"/>
    </style:style>
    <style:style style:name="T41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13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41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4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7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2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3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3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40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2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56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457" style:family="text">
      <style:text-properties fo:font-size="12.00pt" fo:font-weight="normal" style:text-underline-mode="continuous" style:text-underline-type="single" style:text-underline-style="solid" style:text-underline-width="normal" fo:font-family="'JetBrains Mono'" style:font-family-asian="'JetBrains Mono'" style:font-family-complex="'JetBrains Mono'" fo:background-color="transparent" fo:color="#0000ff"/>
    </style:style>
    <style:style style:name="T45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59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62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3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4" style:family="text">
      <style:text-properties fo:font-size="12.00pt" fo:font-weight="bold" fo:font-family="Calibri" style:font-family-asian="Calibri" style:font-family-complex="Calibri" fo:background-color="transparent" fo:color="#008080"/>
    </style:style>
    <style:style style:name="T46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6" style:family="text">
      <style:text-properties fo:font-size="12.00pt" fo:font-weight="normal" fo:font-family="Calibri" style:font-family-asian="Calibri" style:font-family-complex="Calibri" fo:background-color="transparent" fo:color="#1750eb"/>
    </style:style>
    <style:style style:name="T467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72" style:family="text">
      <style:text-properties fo:font-size="12.00pt" fo:font-weight="normal" fo:font-family="Arial" style:font-family-asian="Arial" style:font-family-complex="Arial" fo:background-color="transparent" fo:color="#080808"/>
    </style:style>
    <style:style style:name="T473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75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76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79" style:family="text">
      <style:text-properties fo:font-size="12.00pt" fo:font-weight="normal" fo:font-family="'JetBrains Mono'" style:font-family-asian="'JetBrains Mono'" style:font-family-complex="'JetBrains Mono'" fo:background-color="transparent" fo:color="#080808"/>
    </style:style>
    <style:style style:name="T480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fo:color="#080808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48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4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49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0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2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0.00pt" fo:font-weight="normal" fo:font-family="'JetBrains Mono'" style:font-family-asian="'JetBrains Mono'" style:font-family-complex="'JetBrains Mono'" fo:background-color="transparent" style:use-window-font-color="true"/>
    </style:style>
    <style:style style:name="T5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 fo:margin-left="0.00pt" fo:text-indent="18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text:list-style style:name="L3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</office:automatic-styles>
  <office:body>
    <office:text>
      <text:p text:style-name="P1"><text:span text:style-name="T1">PODSTAWY - PRINT I ZMIENNE</text:span></text:p>
      <text:p text:style-name="P1"><text:span text:style-name="T2"/></text:p>
      <text:list text:style-name="L2">
        <text:list-item>
          <text:p text:style-name="P2"><text:span text:style-name="T3">Napisz program który przyjmie od u</text:span><text:span text:style-name="T4">ż</text:span><text:span text:style-name="T5">yszkodnika imi</text:span><text:span text:style-name="T6">ę oraz nazwisko, a następnie</text:span><text:span text:style-name="T7"><text:line-break/></text:span><text:span text:style-name="T8">wypisze na konsoli komunikat typu<text:s/></text:span><text:span text:style-name="T9">"Witaj TwojeImie TwojeNazwisko!"</text:span></text:p>
        </text:list-item>
        <text:list-item>
          <text:p text:style-name="P2"><text:span text:style-name="T10">BMI= masa/(wzrost*wzrost) . Napisz program który odbierze od u</text:span><text:span text:style-name="T11">żytkownika jego mas</text:span><text:span text:style-name="T12">ę w kilogramach i wzrost w metrach, wyliczy i wypisze BMI.</text:span></text:p>
        </text:list-item>
      </text:list>
      <text:p text:style-name="P3"><text:span text:style-name="T13"/></text:p>
      <text:p text:style-name="P3"><text:span text:style-name="T14">IFY</text:span></text:p>
      <text:p text:style-name="P3"><text:span text:style-name="T15"/></text:p>
      <text:list text:style-name="L4">
        <text:list-item>
          <text:p text:style-name="P4"><text:span text:style-name="T16">Niech u</text:span><text:span text:style-name="T17">żytkownik poda jak</text:span><text:span text:style-name="T18">ąś liczbę. Jeśli poda dodatnią to chcemy wyświetlić tę wartość z informacją "wartość dodatnia", jeśli zero to wyświetlamy z informacją "r</text:span><text:span text:style-name="T19">ówne zero", je</text:span><text:span text:style-name="T20">śli ujemna to wy</text:span><text:span text:style-name="T21">świetlamy "wartość ujemna".</text:span></text:p>
        </text:list-item>
        <text:list-item>
          <text:p text:style-name="P4"><text:span text:style-name="T22">Rozbuduj swój program do bmi w taki sposob by poza wyswietleniem obliczonego bmi</text:span><text:span text:style-name="T23"><text:line-break/></text:span><text:span text:style-name="T24"><text:s text:c="2"/>wy</text:span><text:span text:style-name="T25">świetli</text:span><text:span text:style-name="T26">ł nam r</text:span><text:span text:style-name="T27">ównie</text:span><text:span text:style-name="T28">ż</text:span><text:span text:style-name="T29"><text:s/>odpowiedni opis wg skali z Wikipedii.</text:span></text:p>
        </text:list-item>
      </text:list>
      <text:p text:style-name="P5"><text:span text:style-name="T30"/></text:p>
      <text:p text:style-name="P5"><text:span text:style-name="T30"/></text:p>
      <text:p text:style-name="P5"><text:span text:style-name="T31">P</text:span><text:span text:style-name="T32">Ę</text:span><text:span text:style-name="T33">TLE</text:span></text:p>
      <text:p text:style-name="P5"><text:span text:style-name="T34"/></text:p>
      <text:list text:style-name="L6">
        <text:list-item>
          <text:p text:style-name="P6"><text:span text:style-name="T35">Wy</text:span><text:span text:style-name="T36">ś</text:span><text:span text:style-name="T37">wietl 20 kolejnych pot</text:span><text:span text:style-name="T38">ęg liczby 2</text:span></text:p>
        </text:list-item>
        <text:list-item>
          <text:p text:style-name="P6"><text:span text:style-name="T39">Wydrukuj co 2 liczb</text:span><text:span text:style-name="T40">ę</text:span><text:span text:style-name="T41"><text:s/>z zakresu 1-50</text:span></text:p>
        </text:list-item>
        <text:list-item>
          <text:p text:style-name="P6"><text:span text:style-name="T42">Wydrukuj liczby w zakresie<text:s/></text:span><text:span text:style-name="T43">1</text:span><text:span text:style-name="T44">-</text:span><text:span text:style-name="T45">100<text:s/></text:span><text:span text:style-name="T46">wypisujac obok czy dana liczba jest</text:span><text:span text:style-name="T47"><text:line-break/></text:span><text:span text:style-name="T48"><text:s text:c="2"/>parzysta czy nieparzysta</text:span></text:p>
        </text:list-item>
        <text:list-item>
          <text:p text:style-name="P6"><text:span text:style-name="T49"><text:s/></text:span><text:span text:style-name="T50">Napisz symulator lokaty. Symulator ma przyjmowa</text:span><text:span text:style-name="T51">ć przez zmienne:</text:span><text:span text:style-name="T52"><text:line-break/></text:span><text:span text:style-name="T53"><text:s text:c="2"/>- kwotę lokaty</text:span><text:span text:style-name="T54"><text:line-break/></text:span><text:span text:style-name="T55"><text:s text:c="2"/>- oprocentowanie w skali roku</text:span><text:span text:style-name="T56"><text:line-break/></text:span><text:span text:style-name="T57"><text:s text:c="2"/>- ilość miesi</text:span><text:span text:style-name="T58">ęcy na jaką zakladamy lokatę</text:span><text:span text:style-name="T59"><text:line-break/></text:span><text:span text:style-name="T60"><text:s text:c="2"/>Symulator ma dla każdego miesiąca lokaty wypisać kt</text:span><text:span text:style-name="T61">óry to miesi</text:span><text:span text:style-name="T62">ą</text:span><text:span text:style-name="T63">c</text:span><text:span text:style-name="T64"><text:line-break/></text:span><text:span text:style-name="T65"><text:s text:c="2"/>oraz ile mamy aktualnie zgromadzone na koncie po doliczeniu odsetek.</text:span><text:span text:style-name="T66"><text:line-break/></text:span><text:span text:style-name="T67"><text:s text:c="2"/>Kapitalizacja comiesi</text:span><text:span text:style-name="T68">ęczna</text:span></text:p>
        </text:list-item>
        <text:list-item>
          <text:p text:style-name="P6"><text:span text:style-name="T69">Napisz korzystajac z petli<text:s/></text:span><text:span text:style-name="T70">while<text:s/></text:span><text:span text:style-name="T71">program który wy</text:span><text:span text:style-name="T72">świetli</text:span><text:span text:style-name="T73"><text:line-break/></text:span><text:span text:style-name="T74"><text:s/></text:span><text:span text:style-name="T75">10<text:s/></text:span><text:span text:style-name="T76">kolejnych potęg liczby<text:s/></text:span><text:span text:style-name="T77">2.</text:span></text:p>
        </text:list-item>
        <text:list-item>
          <text:p text:style-name="P6"><text:span text:style-name="T78">Napisz p</text:span><text:span text:style-name="T79">ętlę while kt</text:span><text:span text:style-name="T80">óra b</text:span><text:span text:style-name="T81">ędzie wyświetlała kolejne potęgi liczby 2 aż wartość<text:s text:c="2"/>potęgi nie przekroczy wartości podanej przez użytkownika</text:span></text:p>
        </text:list-item>
        <text:list-item>
          <text:p text:style-name="P6"><text:span text:style-name="T82">Napisz program bedacy licznikiem bomby, który korzystaj</text:span><text:span text:style-name="T83">ąc z pętli while<text:line-break/>bedzie odliczal od wartosci podanej przez uzytkownika do 0 po czym wypisze "kaboom!"</text:span></text:p>
        </text:list-item>
        <text:list-item>
          <text:p text:style-name="P6"><text:span text:style-name="T84">Napisz program który b</text:span><text:span text:style-name="T85">ędzie dodawał kolejne losowe wartości z zakresu<text:line-break/>od 1 do 10 do zmiennej suma, tak dlugo az suma nie osiagnie wartosci wiekszej od wartosci podanej przez uzytkownik</text:span></text:p>
        </text:list-item>
        <text:list-item>
          <text:p text:style-name="P6"><text:span text:style-name="T86">Napisz symulator splaty kredytu. Symulator ma przyjmowac przez zmienne:</text:span><text:span text:style-name="T87"><text:line-break/></text:span><text:span text:style-name="T88"><text:s/>- kwot</text:span><text:span text:style-name="T89">ę kredytu</text:span><text:span text:style-name="T90"><text:line-break/></text:span><text:span text:style-name="T91"><text:s/>- oprocentowanie w skali roku</text:span><text:span text:style-name="T92"><text:line-break/></text:span><text:span text:style-name="T93"><text:s/>- wysokość spłacanej raty</text:span><text:span text:style-name="T94"><text:line-break/></text:span><text:span text:style-name="T95"><text:s/>Symulator ma dla każdego miesiąca wypisać kt</text:span><text:span text:style-name="T96">óry to miesi</text:span><text:span text:style-name="T97">ą</text:span><text:span text:style-name="T98">c i kwot</text:span><text:span text:style-name="T99">ę</text:span><text:span text:style-name="T100"><text:line-break/></text:span><text:span text:style-name="T101"><text:s/>pozostala do splaty. Przy kazdym miesiacu doliczamy odsetki i odejmujemy</text:span><text:span text:style-name="T102"><text:line-break/></text:span><text:span text:style-name="T103"><text:s/>ratę. Jeśli ostatnia rata jest wyższa niż pozostała do spłaty kwota,</text:span><text:span text:style-name="T104"><text:line-break/></text:span><text:span text:style-name="T105"><text:s/>to zamiast odejmować całej raty należy wyzerować kwotę pozostałą.</text:span><text:span text:style-name="T106"><text:line-break/></text:span><text:span text:style-name="T107"><text:s/>Na koniec działania programu wyświetl też ile w sumie zapłaciliśmy.</text:span></text:p>
        </text:list-item>
      </text:list>
      <text:p text:style-name="P7"><text:span text:style-name="T108"/></text:p>
      <text:p text:style-name="P7"><text:span text:style-name="T108"/></text:p>
      <text:p text:style-name="P7"><text:span text:style-name="T108"/></text:p>
      <text:p text:style-name="P7"><text:span text:style-name="T108"/></text:p>
      <text:p text:style-name="P7"><text:span text:style-name="T108"/></text:p>
      <text:p text:style-name="P7"><text:span text:style-name="T108"/></text:p>
      <text:p text:style-name="P7"><text:span text:style-name="T109">STRINGI (POKAZA</text:span><text:span text:style-name="T110">Ć</text:span><text:span text:style-name="T111"><text:s/>CZYTANIE PLIK</text:span><text:span text:style-name="T112">ÓW NAJPIERW)</text:span></text:p>
      <text:p text:style-name="P7"><text:span text:style-name="T113"/></text:p>
      <text:list text:style-name="L8">
        <text:list-item>
          <text:p text:style-name="P8"><text:span text:style-name="T114"><text:s/>Napisz program który przyjmie od u</text:span><text:span text:style-name="T115">żyszkodnika ci</text:span><text:span text:style-name="T116">ąg tekstowy a następnie usunie z niego znaki ,.!? i wyświetli powiększony do dużych liter na konsoli</text:span></text:p>
        </text:list-item>
        <text:list-item>
          <text:p text:style-name="P8"><text:span text:style-name="T117">Napisz program który wy</text:span><text:span text:style-name="T118">świetli na konsoli niepuste linie z pliku tekstowego kt</text:span><text:span text:style-name="T119">órego nazw</text:span><text:span text:style-name="T120">ę</text:span><text:span text:style-name="T121"><text:s/>poda u</text:span><text:span text:style-name="T122">żytkownik</text:span></text:p>
        </text:list-item>
        <text:list-item>
          <text:p text:style-name="P8"><text:span text:style-name="T123">Napisz program który zliczy ilo</text:span><text:span text:style-name="T124">ść wyst</text:span><text:span text:style-name="T125">ąpień małej lub dużej wersji ciagu tekstowego podanego przez użytkownika w pliku kt</text:span><text:span text:style-name="T126">órego nazw</text:span><text:span text:style-name="T127">ę</text:span><text:span text:style-name="T128"><text:s/>r</text:span><text:span text:style-name="T129">ównie</text:span><text:span text:style-name="T130">ż</text:span><text:span text:style-name="T131"><text:s/>poda u</text:span><text:span text:style-name="T132">żytkownik.</text:span></text:p>
        </text:list-item>
        <text:list-item>
          <text:p text:style-name="P8"><text:span text:style-name="T133">Napisz wyszukiwark</text:span><text:span text:style-name="T134">ę</text:span><text:span text:style-name="T135"><text:s/>plikow</text:span><text:span text:style-name="T136">ą. Wyszukiwarka powinna odebrać od użytkownika</text:span><text:span text:style-name="T137"><text:line-break/></text:span><text:span text:style-name="T138"><text:s/>poszukiwaną frazę, oraz nazwę pliku. Wyszukiwarka powinna wyświetlić</text:span><text:span text:style-name="T139"><text:line-break/></text:span><text:span text:style-name="T140"><text:s text:c="2"/>inie w kt</text:span><text:span text:style-name="T141">órych znalaz</text:span><text:span text:style-name="T142">ł</text:span><text:span text:style-name="T143">a poszukiwan</text:span><text:span text:style-name="T144">ą frazę wraz z numerem linii. Wyszukiwarka</text:span><text:span text:style-name="T145"><text:line-break/></text:span><text:span text:style-name="T146"><text:s text:c="4"/>odebraniu danych od uzyszkodnika powinna wyswietlic jakiej frazy</text:span><text:span text:style-name="T147"><text:line-break/></text:span><text:span text:style-name="T148"><text:s text:c="2"/>i<text:s text:c="2"/>jakim pliku szuka. Wyszukiwarka powinna być nieczula na wielkosc liter.</text:span></text:p>
        </text:list-item>
        <text:list-item>
          <text:p text:style-name="P8"><text:span text:style-name="T149">Napisz program który b</text:span><text:span text:style-name="T150">ę</text:span><text:span text:style-name="T151">dzie od uzytkownika przyjmowal nazw</text:span><text:span text:style-name="T152">ę pliku z kodem pythona. Program ma wyświetlić wszystkie linie kt</text:span><text:span text:style-name="T153">óre nie s</text:span><text:span text:style-name="T154">ą</text:span><text:span text:style-name="T155"><text:s/>w ca</text:span><text:span text:style-name="T156">łości komentarzami</text:span><text:span text:style-name="T157"><text:s/></text:span><text:span text:style-name="T158">wraz z numerami tych linii w pliku</text:span></text:p>
        </text:list-item>
      </text:list>
      <text:p text:style-name="P9"><text:span text:style-name="T159"/></text:p>
      <text:p text:style-name="P9"><text:span text:style-name="T159"/></text:p>
      <text:p text:style-name="P9"><text:span text:style-name="T159"/></text:p>
      <text:p text:style-name="P9"><text:span text:style-name="T159"/></text:p>
      <text:p text:style-name="P9"><text:span text:style-name="T160">LISTY</text:span></text:p>
      <text:p text:style-name="P9"><text:span text:style-name="T161"/></text:p>
      <text:list text:style-name="L10">
        <text:list-item>
          <text:p text:style-name="P10"><text:span text:style-name="T162">Napisz kod który umie</text:span><text:span text:style-name="T163">ści w li</text:span><text:span text:style-name="T164">ście<text:s/></text:span><text:span text:style-name="T165">10<text:s/></text:span><text:span text:style-name="T166">kolejnych potęg liczby<text:s/></text:span><text:span text:style-name="T167">2.</text:span><text:span text:style-name="T168"><text:line-break/></text:span><text:span text:style-name="T169">Następnie przeiteruj po tej liście i każdy z jej element</text:span><text:span text:style-name="T170">ów wy</text:span><text:span text:style-name="T171">ś</text:span><text:span text:style-name="T172">wietl na konsoli w osobnej linii.</text:span></text:p>
        </text:list-item>
        <text:list-item>
          <text:p text:style-name="P10"><text:span text:style-name="T173">Stwórz dwie listy. Ka</text:span><text:span text:style-name="T174">ż</text:span><text:span text:style-name="T175">da z list ma zawiera</text:span><text:span text:style-name="T176">ć 10 liczb losowych z zakresu 1-10. Połącz te dwie listy do jednej i wyswietl na konsoli (extend albo *lista)</text:span></text:p>
        </text:list-item>
        <text:list-item>
          <text:p text:style-name="P10"><text:span text:style-name="T177">Korzystajac z petli stworz liste zawierajaca elementy same bedace listami. Kazdy taki element ma zawierac numer potegi oraz wartosc tej potegi dla liczby 2. </text:span></text:p>
        </text:list-item>
        <text:list-item>
          <text:p text:style-name="P10"><text:span text:style-name="T178">Korzystaj</text:span><text:span text:style-name="T179">ąc z<text:s/></text:span><text:span text:style-name="T180">list<text:s/></text:span><text:span text:style-name="T181">składanych wygeneruj list</text:span><text:span text:style-name="T182">ę zawierajaca<text:s/></text:span><text:span text:style-name="T183">10<text:s/></text:span><text:span text:style-name="T184">kolejnych poteg<text:s/></text:span><text:span text:style-name="T185">2</text:span></text:p>
        </text:list-item>
        <text:list-item>
          <text:p text:style-name="P10"><text:span text:style-name="T186"><text:s/></text:span><text:span text:style-name="T187">Korzystaj</text:span><text:span text:style-name="T188">ąc z<text:s/></text:span><text:span text:style-name="T189">list<text:s/></text:span><text:span text:style-name="T190">składanych wygeneruj list</text:span><text:span text:style-name="T191">ę 10 elementow kt</text:span><text:span text:style-name="T192">órej ka</text:span><text:span text:style-name="T193">ż</text:span><text:span text:style-name="T194">dy element r</text:span><text:span text:style-name="T195">ównie</text:span><text:span text:style-name="T196">ż</text:span><text:span text:style-name="T197"><text:s/>b</text:span><text:span text:style-name="T198">ędzie listą. Pierwszy element tej podlisty to numer potegi, a drugi to wartosc tej potegi dla liczby 2</text:span></text:p>
        </text:list-item>
        <text:list-item>
          <text:p text:style-name="P10"><text:span text:style-name="T199">Napisz program który z pliku dane.txt wy</text:span><text:span text:style-name="T200">ś</text:span><text:span text:style-name="T201">wietli powiekszone imiona i nazwiska oraz wzrost i mas</text:span><text:span text:style-name="T202">ę</text:span></text:p>
        </text:list-item>
        <text:list-item>
          <text:p text:style-name="P10"><text:span text:style-name="T203">Korzystajac z<text:s/></text:span><text:span text:style-name="T204">list<text:s/></text:span><text:span text:style-name="T205">skladanych zaladuj do listy zawartosc pliku dane.txt w taki sposób<text:s text:c="3"/>by linie oczy</text:span><text:span text:style-name="T206">ścic z bialych znak</text:span><text:span text:style-name="T207">ów i rozbi</text:span><text:span text:style-name="T208">ć</text:span><text:span text:style-name="T209"><text:s/>na listy. Ka</text:span><text:span text:style-name="T210">żdy z element</text:span><text:span text:style-name="T211">ów listy sam<text:s text:c="3"/>powinien byc list</text:span><text:span text:style-name="T212">ą. Nast</text:span><text:span text:style-name="T213">ępnie przeiteruj po wyniku i wyświetl wszystkie elementy listy<text:s text:c="3"/>linia po linii.</text:span></text:p>
        </text:list-item>
      </text:list>
      <text:p text:style-name="P11"><text:span text:style-name="T214">* Dla ka</text:span><text:span text:style-name="T215">żdego wpisu w pliku dane txt wy</text:span><text:span text:style-name="T216">świetl na konsoli dane o</text:span><text:span text:style-name="T217"><text:line-break/></text:span><text:span text:style-name="T218"><text:s text:c="3"/></text:span><text:span text:style-name="T219">id</text:span><text:span text:style-name="T220">, imieniu, wzroscie,masie<text:s/></text:span><text:span text:style-name="T221">oraz obliczonym bmi zawodnika</text:span></text:p>
      <text:p text:style-name="P11"><text:span text:style-name="T222"><text:line-break/>* Pokaza</text:span><text:span text:style-name="T223">ć itemgetter!<text:s/></text:span><text:span text:style-name="T224">Wygeneruj listę<text:s/></text:span><text:span text:style-name="T225">10<text:s/></text:span><text:span text:style-name="T226">element</text:span><text:span text:style-name="T227">ów o losowej warto</text:span><text:span text:style-name="T228">ś</text:span><text:span text:style-name="T229">ci liczbowej, posortuj list</text:span><text:span text:style-name="T230">ę i wyświetl</text:span><text:span text:style-name="T231"><text:s/></text:span><text:span text:style-name="T232">jej zawartość linia po linii</text:span></text:p>
      <text:list text:style-name="L12">
        <text:list-item>
          <text:p text:style-name="P12"><text:span text:style-name="T233"><text:s/></text:span><text:span text:style-name="T234">Wczytaj do listy kolejne wiersze z pliku dane.txt. Dane posortuj po</text:span><text:span text:style-name="T235"><text:s/></text:span><text:span text:style-name="T236">imionach i wyswietl linia po linii na konsoli.</text:span></text:p>
        </text:list-item>
        <text:list-item>
          <text:p text:style-name="P12"><text:span text:style-name="T237"><text:s/></text:span><text:span text:style-name="T238">Wy</text:span><text:span text:style-name="T239">świetl na konsoli linia po linii dane z pliku dane.txt ale posortowane<text:s text:c="2"/>malejąco wg. bmi</text:span></text:p>
        </text:list-item>
        <text:list-item>
          <text:p text:style-name="P12"><text:span text:style-name="T240">POKAZA</text:span><text:span text:style-name="T241">Ć</text:span><text:span text:style-name="T242"><text:s/>OS.WALK i operator in dla stingow i list.<text:tab/>Napisz wyszukiwark</text:span><text:span text:style-name="T243">ę plik</text:span><text:span text:style-name="T244">ów która przyjmie od u</text:span><text:span text:style-name="T245">ż</text:span><text:span text:style-name="T246">ytkownika szukan</text:span><text:span text:style-name="T247">ą frazę i katalog startowy. Wyszukiwarka ma wyswietlić wszystkie pliki i katalogi zawierajace w nazwie szukaną frazę - wraz ze ścieżkami. Wyszukiwarka ma być nieczuła na wielkość liter</text:span></text:p>
        </text:list-item>
      </text:list>
      <text:p text:style-name="P13"><text:span text:style-name="T248"/></text:p>
      <text:p text:style-name="P13"><text:span text:style-name="T248"/></text:p>
      <text:p text:style-name="P13"><text:span text:style-name="T248"/></text:p>
      <text:p text:style-name="P13"><text:span text:style-name="T248"/></text:p>
      <text:p text:style-name="P13"><text:span text:style-name="T248"/></text:p>
      <text:p text:style-name="P13"><text:span text:style-name="T249">KROTKI</text:span></text:p>
      <text:p text:style-name="P13"><text:span text:style-name="T250"/></text:p>
      <text:list text:style-name="L14">
        <text:list-item>
          <text:p text:style-name="P14"><text:span text:style-name="T251">( pokazac rzutowanie pomiedzy krotkami a listami i odwrotnie)Stwórz dwie krotki. Jedna ma zawiera</text:span><text:span text:style-name="T252">ć 10 losowych liczb zakresu 1-10, druga 10 losowych liczb zakresu 11-20. Stw</text:span><text:span text:style-name="T253">órz trzeci</text:span><text:span text:style-name="T254">ą krotk</text:span><text:span text:style-name="T255">ę kt</text:span><text:span text:style-name="T256">óra ma zawiera</text:span><text:span text:style-name="T257">ć</text:span><text:span text:style-name="T258"><text:s/>dane z obu krotek. Trzeci</text:span><text:span text:style-name="T259">ą krotkę wypisz na konsoli</text:span></text:p>
        </text:list-item>
        <text:list-item>
          <text:p text:style-name="P14"><text:span text:style-name="T260">Napisz kod ktora wy</text:span><text:span text:style-name="T261">ś</text:span><text:span text:style-name="T262">wietli w postaci</text:span><text:span text:style-name="T263"><text:s/>listy krotek zawarto</text:span><text:span text:style-name="T264">ść pliku dane.txt</text:span></text:p>
        </text:list-item>
      </text:list>
      <text:p text:style-name="P15"><text:span text:style-name="T265"/></text:p>
      <text:p text:style-name="P15"><text:span text:style-name="T265"/></text:p>
      <text:p text:style-name="P15"><text:span text:style-name="T265"/></text:p>
      <text:p text:style-name="P15"><text:span text:style-name="T265"/></text:p>
      <text:p text:style-name="P15"><text:span text:style-name="T265"/></text:p>
      <text:p text:style-name="P15"><text:span text:style-name="T266">ZESTAWY</text:span></text:p>
      <text:p text:style-name="P15"><text:span text:style-name="T267"/></text:p>
      <text:list text:style-name="L16">
        <text:list-item>
          <text:p text:style-name="P16"><text:span text:style-name="T268">Wygeneruj dwa zestawy, dodaj do nich po 20 (w przypadku duplikatów lista mo</text:span><text:span text:style-name="T269">że by</text:span><text:span text:style-name="T270">ć mniejsza niż 20 element</text:span><text:span text:style-name="T271">ów) losowych liczb z zakresu 1-40. Wyswietl ich sum</text:span><text:span text:style-name="T272">ę, r</text:span><text:span text:style-name="T273">ó</text:span><text:span text:style-name="T274">ż</text:span><text:span text:style-name="T275">nic</text:span><text:span text:style-name="T276">ę i część wsp</text:span><text:span text:style-name="T277">óln</text:span><text:span text:style-name="T278">ą</text:span></text:p>
        </text:list-item>
        <text:list-item>
          <text:p text:style-name="P16"><text:span text:style-name="T279">Zduplikuj jeden z wierszy w pliku dane.txt. Napisz kod który zwróci do postaci</text:span><text:span text:style-name="T280"><text:s/></text:span><text:span text:style-name="T281">listy krotek zawarto</text:span><text:span text:style-name="T282">ść tego pliku z danymi bez powt</text:span><text:span text:style-name="T283">órek.</text:span></text:p>
        </text:list-item>
        <text:list-item>
          <text:p text:style-name="P16"><text:span text:style-name="T284">Przetwórz plik dane.txt w taki sposób by w efekcie umie</text:span><text:span text:style-name="T285">ś</text:span><text:span text:style-name="T286">ci</text:span><text:span text:style-name="T287">ć w pliku output.txt<text:s text:c="3"/>dane z pliku dane.txt wzbogacone o obliczone BMI, bez duplikat</text:span><text:span text:style-name="T288">ów i rozwi</text:span><text:span text:style-name="T289">ą</text:span><text:span text:style-name="T290">zuj</text:span><text:span text:style-name="T291">ąc problem<text:s text:c="2"/>podania przecinka w miejsce kropki we wzroście i masie oraz problem z pustymi wierszami.</text:span></text:p>
        </text:list-item>
      </text:list>
      <text:p text:style-name="P17"><text:span text:style-name="T292"/></text:p>
      <text:p text:style-name="P17"><text:span text:style-name="T292"/></text:p>
      <text:p text:style-name="P17"><text:span text:style-name="T292"/></text:p>
      <text:p text:style-name="P17"><text:span text:style-name="T293">S</text:span><text:span text:style-name="T294">Ł</text:span><text:span text:style-name="T295">OWNIKI</text:span></text:p>
      <text:p text:style-name="P17"><text:span text:style-name="T296"/></text:p>
      <text:list text:style-name="L18">
        <text:list-item>
          <text:p text:style-name="P18"><text:span text:style-name="T297">Stwórz plik ustawienia.txt i umie</text:span><text:span text:style-name="T298">ść</text:span><text:span text:style-name="T299"><text:s/>w nim poni</text:span><text:span text:style-name="T300">ższe dane</text:span><text:span text:style-name="T301"><text:line-break/></text:span><text:span text:style-name="T302">encoding;utf-</text:span><text:span text:style-name="T303">8</text:span><text:span text:style-name="T304"><text:line-break/></text:span><text:span text:style-name="T305">timezone;-</text:span><text:span text:style-name="T306">2</text:span><text:span text:style-name="T307"><text:line-break/></text:span><text:span text:style-name="T308">color;black</text:span><text:span text:style-name="T309"><text:line-break/></text:span><text:span text:style-name="T310">Następnie wczytaj dane do słownika w ten spos</text:span><text:span text:style-name="T311">ób by pierwsza kolumna stanowila klucze a druga przypisane do nich</text:span><text:span text:style-name="T312"><text:line-break/></text:span><text:span text:style-name="T313">warto</text:span><text:span text:style-name="T314">ści.</text:span><text:span text:style-name="T315"><text:s/>Przeiteruj po słowniku i wypisz klucze oraz przypisane do nich warto</text:span><text:span text:style-name="T316">ści</text:span></text:p>
        </text:list-item>
        <text:list-item>
          <text:p text:style-name="P18"><text:span text:style-name="T317">Wczytaj do s</text:span><text:span text:style-name="T318">ł</text:span><text:span text:style-name="T319">ownika dane z pliku dane.txt tak by kluczem by</text:span><text:span text:style-name="T320">ło imię sklejone z nazwiskiem rozdzielone spacja, a pozostałe dane znalazły się w wartości</text:span><text:span text:style-name="T321"><text:line-break/></text:span><text:span text:style-name="T322"><text:s text:c="3"/>jako krotka lub lista. Przeiteruj po slowniku i wyswietl jego zawartość.</text:span></text:p>
        </text:list-item>
        <text:list-item>
          <text:p text:style-name="P18"><text:span text:style-name="T323">Napisz system który zwróci nam ilo</text:span><text:span text:style-name="T324">ść</text:span><text:span text:style-name="T325"><text:s/>wyst</text:span><text:span text:style-name="T326">ąpień każdego ze słow w pliku w postaci listy krotek.<text:s/></text:span><text:span text:style-name="T327"><text:line-break/></text:span><text:span text:style-name="T328">[<text:s text:c="2"/>(slowo,ilosc_wystapien),(slowo,ilosc_wystapien)<text:s text:c="3"/>]. Nazwa pliku ma zostać przekazana przez zmienną.</text:span><text:span text:style-name="T329"><text:line-break/></text:span><text:span text:style-name="T330"><text:s text:c="3"/>Wynik powinien byc posortowany malejąco wg ilosci wystapien</text:span><text:span text:style-name="T331"><text:line-break/></text:span><text:span text:style-name="T332"><text:s text:c="3"/>a) odczytaj wszystkie linie z pliku i rozbij na słowa. Każde ze sł</text:span><text:span text:style-name="T333">ów dodaj do osobnej listy.</text:span><text:span text:style-name="T334"><text:line-break/></text:span><text:span text:style-name="T335"><text:s text:c="6"/>Zadbaj o usuni</text:span><text:span text:style-name="T336">ęcie po drodze znak</text:span><text:span text:style-name="T337">ów specjalnych czyli kropek, przecinków, wykrzykników etc.</text:span><text:span text:style-name="T338"><text:line-break/></text:span><text:span text:style-name="T339"><text:s text:c="3"/>b) stwórz s</text:span><text:span text:style-name="T340">łownik i dla ka</text:span><text:span text:style-name="T341">żdego słowa w liście sprawdz czy istnieje juz wpis dotyczący tego słowa</text:span><text:span text:style-name="T342"><text:line-break/></text:span><text:span text:style-name="T343"><text:s text:c="6"/>w słowniku. Jeśli nie ma to dodaj do słownika wpis o kluczu takim jak sprawdzane słowo i wartości<text:s/></text:span><text:span text:style-name="T344">1</text:span><text:span text:style-name="T345"><text:line-break/></text:span><text:span text:style-name="T346"><text:s text:c="6"/></text:span><text:span text:style-name="T347">dla ilości wystąpień. Jeśli takie słowo pojawia się już w kluczach słownika to trzeba zwiększyc wartośc o<text:s/></text:span><text:span text:style-name="T348">1</text:span><text:span text:style-name="T349"><text:line-break/></text:span><text:span text:style-name="T350"><text:s text:c="3"/></text:span><text:span text:style-name="T351">c) Przepakuj dane ze słownika do listy i posortuj.</text:span></text:p>
        </text:list-item>
      </text:list>
      <text:p text:style-name="P19"><text:span text:style-name="T352"/></text:p>
      <text:p text:style-name="P19"><text:span text:style-name="T352"/></text:p>
      <text:p text:style-name="P19"><text:span text:style-name="T352"/></text:p>
      <text:p text:style-name="P19"><text:span text:style-name="T352"/></text:p>
      <text:p text:style-name="P19"><text:span text:style-name="T353">WYJ</text:span><text:span text:style-name="T354">Ą</text:span><text:span text:style-name="T355">TKI</text:span></text:p>
      <text:p text:style-name="P19"><text:span text:style-name="T356"/></text:p>
      <text:list text:style-name="L20">
        <text:list-item>
          <text:p text:style-name="P20"><text:span text:style-name="T357">Wy</text:span><text:span text:style-name="T358">świetl wynik dzielenia 1 przez kolejne liczby z zakresu -10 do 10.</text:span></text:p>
        </text:list-item>
        <text:list-item>
          <text:p text:style-name="P20"><text:span text:style-name="T359">Wy</text:span><text:span text:style-name="T360">świetl wynik dzielenia 1 przez kolejne liczby z zakresu -10 do 10 w taki sposob by w przypadku wyjatku nie przerywac dzialania petli a po prostu wyswietlic na konsoli informację o błędzie i przejsc do dalszego przetwarzania</text:span></text:p>
        </text:list-item>
        <text:list-item>
          <text:p text:style-name="P20"><text:span text:style-name="T361">Przetwórz wszystkie wiersze z dane.txt wyswietlajac na konsoli dane z wiersza wzbogacone o bmi. Nie podmieniaj przecinków etc w tekscie. W przypadku pojawienia si</text:span><text:span text:style-name="T362">ę wyj</text:span><text:span text:style-name="T363">ątku na obliczaniu bmi dla<text:s text:c="3"/>kt</text:span><text:span text:style-name="T364">órego</text:span><text:span text:style-name="T365">ś</text:span><text:span text:style-name="T366"><text:s/>wiersza chcemy go zapisa</text:span><text:span text:style-name="T367">ć (cały wiersz) w osobnym pliku bledy.csv wzbogacony o informację o rodzaju błędu</text:span></text:p>
        </text:list-item>
      </text:list>
      <text:p text:style-name="P21"><text:span text:style-name="T368">4</text:span><text:span text:style-name="T369">;Andrzej;</text:span><text:span text:style-name="T370">1</text:span><text:span text:style-name="T371">,</text:span><text:span text:style-name="T372">89</text:span><text:span text:style-name="T373">;</text:span><text:span text:style-name="T374">90</text:span><text:span text:style-name="T375">;IOERROR</text:span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6"/></text:p>
      <text:p text:style-name="P22"><text:span text:style-name="T377">FUNKCJE</text:span></text:p>
      <text:p text:style-name="P22"><text:span text:style-name="T378"/></text:p>
      <text:list text:style-name="L23">
        <text:list-item>
          <text:p text:style-name="P23"><text:span text:style-name="T379">Stwórz funkcj</text:span><text:span text:style-name="T380">ę kt</text:span><text:span text:style-name="T381">óra przyjmie wzrost i mas</text:span><text:span text:style-name="T382">ę</text:span><text:span text:style-name="T383"><text:s/>a zwr</text:span><text:span text:style-name="T384">óci zaokraglone do<text:s/></text:span><text:span text:style-name="T385">2<text:s/></text:span><text:span text:style-name="T386">miejsc po przecinku BMI. W przypadku pojawienia si</text:span><text:span text:style-name="T387">ę wyj</text:span><text:span text:style-name="T388">ątku, wyświetl na konsoli</text:span><text:span text:style-name="T389"><text:s/></text:span><text:span text:style-name="T390">jaki wystąpił problem a z funkcji zwr</text:span><text:span text:style-name="T391">ó</text:span><text:span text:style-name="T392">ć</text:span><text:span text:style-name="T393"><text:s/>-</text:span><text:span text:style-name="T394">1.</text:span></text:p>
        </text:list-item>
        <text:list-item>
          <text:p text:style-name="P23"><text:span text:style-name="T395"><text:s/></text:span><text:span text:style-name="T396">Napisz funkcj</text:span><text:span text:style-name="T397">ę kt</text:span><text:span text:style-name="T398">óra zwróci pod postaci</text:span><text:span text:style-name="T399">ą</text:span><text:span text:style-name="T400"><text:s/>listy krotek zawarto</text:span><text:span text:style-name="T401">ść pliku</text:span><text:span text:style-name="T402"><text:line-break/></text:span><text:span text:style-name="T403"><text:s text:c="2"/>kt</text:span><text:span text:style-name="T404">órego nazw</text:span><text:span text:style-name="T405">ę</text:span><text:span text:style-name="T406"><text:s/>przeka</text:span><text:span text:style-name="T407">żemy przez pierwszy argument funkcji. Plik ma być otwarty z kodowaniem</text:span><text:span text:style-name="T408"><text:line-break/></text:span><text:span text:style-name="T409"><text:s text:c="2"/>podanym jako drugi argument funkcji. Jeśli kodowanie nie zostanie pdane ma przyjac utf-</text:span><text:span text:style-name="T410">8</text:span></text:p>
        </text:list-item>
        <text:list-item>
          <text:p text:style-name="P23"><text:span text:style-name="T411"><text:s/></text:span><text:span text:style-name="T412">Napisz funkcj</text:span><text:span text:style-name="T413">ę kt</text:span><text:span text:style-name="T414">óra bedzie w stanie przyj</text:span><text:span text:style-name="T415">ąć</text:span><text:span text:style-name="T416"><text:s/>tak</text:span><text:span text:style-name="T417">ą listę jaka jest zwracana</text:span><text:span text:style-name="T418"><text:line-break/></text:span><text:span text:style-name="T419"><text:s/>przez funkcję z poprzedniego ćwiczenia. Funkcja ta ma przeiterować po otrzymanej</text:span><text:span text:style-name="T420"><text:line-break/></text:span><text:span text:style-name="T421"><text:s/>liście i wyświetlić każdy element na konsoli. Odbierz dane z funkcji z ćwiczenia</text:span><text:span text:style-name="T422"><text:line-break/></text:span><text:span text:style-name="T423"><text:s/>poprzedniego i przekaz do nowo powstalej funkcji.</text:span></text:p>
        </text:list-item>
        <text:list-item>
          <text:p text:style-name="P23"><text:span text:style-name="T424">Napisz funkcj</text:span><text:span text:style-name="T425">ę</text:span><text:span text:style-name="T426"><text:s/>kt</text:span><text:span text:style-name="T427">óra przyjmie przez argumenty kwot</text:span><text:span text:style-name="T428">ę</text:span><text:span text:style-name="T429"><text:s/>lokaty, oprocentowanie w skali roku, ilosc miesi</text:span><text:span text:style-name="T430">ęcy. Funkcja ma zwr</text:span><text:span text:style-name="T431">óci</text:span><text:span text:style-name="T432">ć</text:span><text:span text:style-name="T433"><text:s/>zarobek na lokacie o podanych parametrach</text:span></text:p>
        </text:list-item>
      </text:list>
      <text:p text:style-name="P24"><text:span text:style-name="T434"/></text:p>
      <text:p text:style-name="P24"><text:span text:style-name="T434"/></text:p>
      <text:p text:style-name="P24"><text:span text:style-name="T434"/></text:p>
      <text:p text:style-name="P24"><text:span text:style-name="T434"/></text:p>
      <text:p text:style-name="P24"><text:span text:style-name="T434"/></text:p>
      <text:p text:style-name="P24"><text:span text:style-name="T435">MODU</text:span><text:span text:style-name="T436">Ł</text:span><text:span text:style-name="T437">Y I PAKIETY</text:span></text:p>
      <text:p text:style-name="P24"><text:span text:style-name="T438"/></text:p>
      <text:list text:style-name="L25">
        <text:list-item>
          <text:p text:style-name="P25"><text:span text:style-name="T439">Stwórz pakiet zawieraj</text:span><text:span text:style-name="T440">ący modu</text:span><text:span text:style-name="T441">ł kt</text:span><text:span text:style-name="T442">óry bedzie zawiera</text:span><text:span text:style-name="T443">ł</text:span><text:span text:style-name="T444"><text:s/>funkcj</text:span><text:span text:style-name="T445">ę przyjmującą wzrost i masę a zwracającą bmi. Zaimportuj i wywołaj tę funkcję w taki spos</text:span><text:span text:style-name="T446">ób by przy jej wywo</text:span><text:span text:style-name="T447">ł</text:span><text:span text:style-name="T448">aniu nie trzeba by</text:span><text:span text:style-name="T449">ło<text:s text:c="2"/>podawać nazwy pakietu ani modułu.</text:span></text:p>
        </text:list-item>
      </text:list>
      <text:p text:style-name="P26"><text:span text:style-name="T450"/></text:p>
      <text:p text:style-name="P26"><text:span text:style-name="T450"/></text:p>
      <text:p text:style-name="P26"><text:span text:style-name="T451">US</text:span><text:span text:style-name="T452">Ł</text:span><text:span text:style-name="T453">UGI SIECIOWE</text:span></text:p>
      <text:p text:style-name="P26"><text:span text:style-name="T454"/></text:p>
      <text:list text:style-name="L27">
        <text:list-item>
          <text:p text:style-name="P27"><text:span text:style-name="T455">z us</text:span><text:span text:style-name="T456">ługi sieciowej<text:s/></text:span><text:a xlink:href="http://jsystems.pl/Universe/samaTabelka.do"><text:span text:style-name="T457">http://jsystems.pl/Universe/samaTabelka.do</text:span></text:a><text:span text:style-name="T458"><text:s/>pobierz informacj</text:span><text:span text:style-name="T459">ę</text:span><text:span text:style-name="T460"><text:s/>o szkoleniach.<text:s text:c="3"/>na konsoli wyswietl tytuly, miasta i daty wszystkich szkolen kt</text:span><text:span text:style-name="T461">óre w tytule maj</text:span><text:span text:style-name="T462">ą</text:span><text:span text:style-name="T463"><text:s/>malymi badz duzymi<text:s text:c="3"/>literami<text:s/></text:span><text:span text:style-name="T464">"Python"<text:s/></text:span><text:span text:style-name="T465">i status terminu gwarantowanego (pole terminyGwarantowany=</text:span><text:span text:style-name="T466">1</text:span><text:span text:style-name="T467">)</text:span></text:p>
        </text:list-item>
      </text:list>
      <text:p text:style-name="P28"><text:span text:style-name="T468"/></text:p>
      <text:p text:style-name="P28"><text:span text:style-name="T468"/></text:p>
      <text:p text:style-name="P28"><text:span text:style-name="T469">BAZY DANYCH</text:span></text:p>
      <text:p text:style-name="P28"><text:span text:style-name="T470"/></text:p>
      <text:list text:style-name="L29">
        <text:list-item>
          <text:p text:style-name="P29"><text:span text:style-name="T471">Napisz funkcj</text:span><text:span text:style-name="T472">ę kt</text:span><text:span text:style-name="T473">óra przyjmie przez parametr nazw</text:span><text:span text:style-name="T474">ę</text:span><text:span text:style-name="T475"><text:s/>pliku do kt</text:span><text:span text:style-name="T476">órego zapisze</text:span><text:span text:style-name="T477"><text:line-break/></text:span><text:span text:style-name="T478"><text:s text:c="3"/>wszystkie wiersze z tabelki pracownicy w fomacie csv.</text:span></text:p>
        </text:list-item>
        <text:list-item>
          <text:p text:style-name="P29"><text:span text:style-name="T479">Za</text:span><text:span text:style-name="T480">ł</text:span><text:span text:style-name="T481">aduj do tabelki zawodnicy wszystkie dane z pliku dane.csv</text:span></text:p>
        </text:list-item>
      </text:list>
      <text:p text:style-name="P30"><text:span text:style-name="T482"/></text:p>
      <text:p text:style-name="P30"><text:span text:style-name="T483">BIBLIOTEKA SUBPROCESS</text:span></text:p>
      <text:p text:style-name="P30"><text:span text:style-name="T484"/></text:p>
      <text:p text:style-name="P30"><text:span text:style-name="T485">Napisz program kt</text:span><text:span text:style-name="T486">ó</text:span><text:span text:style-name="T487">ry przyjmie przez argumenty wywo</text:span><text:span text:style-name="T488">ł</text:span><text:span text:style-name="T489">ania adres ip lub nazw</text:span><text:span text:style-name="T490">ę hosta, ilosc powtorzen pinga<text:line-break/># i nazwę pliku do kt</text:span><text:span text:style-name="T491">ó</text:span><text:span text:style-name="T492">rego ma zosta</text:span><text:span text:style-name="T493">ć</text:span><text:span text:style-name="T494"><text:s/>zrzucony wynik dzialania. Program ma pingowac wskazany adres<text:line-break/># wskazana ilosc razy, a wynik umie</text:span><text:span text:style-name="T495">ścić w pliku o nazwie takiej jaka została podana przez argument</text:span></text:p>
      <text:p text:style-name="P30"><text:span text:style-name="T496"/></text:p>
      <text:p text:style-name="P30"><text:span text:style-name="T497">MATPLOTPLIB I WYKRESY</text:span></text:p>
      <text:p text:style-name="P30"><text:span text:style-name="T498"/></text:p>
      <text:p text:style-name="P30"><text:span text:style-name="T499">Stw</text:span><text:span text:style-name="T500">ó</text:span><text:span text:style-name="T501">rz funkcj</text:span><text:span text:style-name="T502">ę</text:span><text:span text:style-name="T503"><text:s/>kt</text:span><text:span text:style-name="T504">ó</text:span><text:span text:style-name="T505">ra przez argument przyjmie kwot</text:span><text:span text:style-name="T506">ę</text:span><text:span text:style-name="T507">, ilo</text:span><text:span text:style-name="T508">ść lat i wysokość inflacji,<text:line-break/># a następnie na wykresie przedstawi spadek wartości nabywczej podanej kwoty na przestrzeni lat.</text:span></text:p>
      <text:p text:style-name="P30"><text:span text:style-name="T509"/></text:p>
      <text:p text:style-name="P30"><text:span text:style-name="T509"/></text:p>
      <text:p text:style-name="P30"><text:span text:style-name="T510">REGEXP</text:span></text:p>
      <text:p text:style-name="P30"><text:span text:style-name="T511"/></text:p>
      <text:p text:style-name="P30"><text:span text:style-name="T512">Z tekstu:<text:line-break/># 'sia</text:span><text:span text:style-name="T513">ł</text:span><text:span text:style-name="T514">a baba mak, nie wiedzia</text:span><text:span text:style-name="T515">ła jak. ---- Telefon do baby: 601 111 111. Zadzwoń i powiedz jej jak siać.@comment: Domena baby: babasiejemak.com.pl klusiewicz@jsystems.pl'<text:line-break/># wyciągnij za pomocą wyrażeń regularnych adres email</text:span></text:p>
      <text:p text:style-name="P30"><text:span text:style-name="T516"/></text:p>
      <text:p text:style-name="P30"><text:span text:style-name="T516"/></text:p>
      <text:p text:style-name="P30"><text:span text:style-name="T517">BIBLIOTEKA CLICK</text:span></text:p>
      <text:p text:style-name="P30"><text:span text:style-name="T518"/></text:p>
      <text:p text:style-name="P30"><text:span text:style-name="T519">Napisz program kt</text:span><text:span text:style-name="T520">ó</text:span><text:span text:style-name="T521">ry przy wywo</text:span><text:span text:style-name="T522">ł</text:span><text:span text:style-name="T523">aniu dostanie kwot</text:span><text:span text:style-name="T524">ę, oprocentowanie i ilosc miesiecy trzymania lokaty,<text:line-break/># a na konsoli wyświetli kolejne miesiące i kapitał jaki po danym miesiącu mamy.</text:span></text:p>
      <text:p text:style-name="P30"><text:span text:style-name="T525"/></text:p>
      <text:p text:style-name="P30"><text:span text:style-name="T525"/></text:p>
      <text:p text:style-name="P30"><text:span text:style-name="T526">BIBLIOTEKA OS</text:span></text:p>
      <text:p text:style-name="P30"><text:span text:style-name="T527"/></text:p>
      <text:list text:style-name="L31">
        <text:list-item>
          <text:p text:style-name="P31"><text:span text:style-name="T528">Napisz funkcj</text:span><text:span text:style-name="T529">ę</text:span><text:span text:style-name="T530"><text:s/>kt</text:span><text:span text:style-name="T531">ó</text:span><text:span text:style-name="T532">ra przyjmie przez argument<text:s/></text:span><text:span text:style-name="T533">ś</text:span><text:span text:style-name="T534">cie</text:span><text:span text:style-name="T535">żkę do pliku badź katalogu.<text:line-break/># Jeśli jest to plik to ma wyświetlić że jest to plik oraz wielkość tego pliku w MB zaokrągoną do 4 miejsc.<text:line-break/># Jeśli jest to katalog to ma wyswietlic ze jest to katalog. Chcemy też w osobnych listach wyświetlić katalogi zawarte w tym katalogu i pliki.<text:line-break/></text:span></text:p>
        </text:list-item>
      </text:list>
      <text:p text:style-name="P32"><text:span text:style-name="T536"/></text:p>
      <text:p text:style-name="P32"><text:span text:style-name="T536"/></text:p>
      <text:p text:style-name="P32"><text:span text:style-name="T537">BEAUTIFUL SOUP</text:span></text:p>
      <text:p text:style-name="P32"><text:span text:style-name="T538"/></text:p>
      <text:list text:style-name="L33">
        <text:list-item>
          <text:p text:style-name="P33"><text:span text:style-name="T539">Ze strony kontakt pobierz i wy</text:span><text:span text:style-name="T540">ś</text:span><text:span text:style-name="T541">wietl oczyszczone z tag</text:span><text:span text:style-name="T542">ó</text:span><text:span text:style-name="T543">w html na konsoli numer telefonu do szkole</text:span><text:span text:style-name="T544">ń</text:span><text:span text:style-name="T545"><text:s/></text:span><text:span text:style-name="T546">oraz email.</text:span></text:p>
        </text:list-item>
      </text:list>
      <text:p text:style-name="P34"><text:span text:style-name="T547"/></text:p>
      <text:p text:style-name="P34"><text:span text:style-name="T547"/></text:p>
      <text:p text:style-name="P34"><text:span text:style-name="T547"/></text:p>
      <text:p text:style-name="P34"><text:span text:style-name="T548"><text:line-break/></text:span></text:p>
      <text:p text:style-name="P34"><text:span text:style-name="T5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